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738.85pt" svg:y="-0.03pt">
            <draw:object draw:notify-on-update-of-ranges="Sheet1.C4:Sheet1.G4 Sheet1.B5:Sheet1.B5 Sheet1.C5:Sheet1.G5 Sheet1.B6:Sheet1.B6 Sheet1.C6:Sheet1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78.76pt" svg:y="325.59pt">
            <draw:object draw:notify-on-update-of-ranges="Sheet1.C34:Sheet1.F34 Sheet1.B35:Sheet1.B35 Sheet1.C35:Sheet1.F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2"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4096" calcext:value-type="float">
            <text:p>4096</text:p>
          </table:table-cell>
          <table:table-cell table:style-name="ce3" office:value-type="float" office:value="8092" calcext:value-type="float">
            <text:p>8092</text:p>
          </table:table-cell>
        </table:table-row>
        <table:table-row table:style-name="ro2">
          <table:table-cell/>
          <table:table-cell table:style-name="ce2" office:value-type="string" calcext:value-type="string">
            <text:p>Process</text:p>
          </table:table-cell>
          <table:table-cell table:style-name="ce2" office:value-type="float" office:value="0.000264" calcext:value-type="float">
            <text:p>0.000264</text:p>
          </table:table-cell>
          <table:table-cell table:style-name="ce2" office:value-type="float" office:value="0.003357" calcext:value-type="float">
            <text:p>0.003357</text:p>
          </table:table-cell>
          <table:table-cell table:style-name="ce2" office:value-type="float" office:value="0.005939" calcext:value-type="float">
            <text:p>0.005939</text:p>
          </table:table-cell>
          <table:table-cell table:style-name="ce2" office:value-type="float" office:value="0.009182" calcext:value-type="float">
            <text:p>0.009182</text:p>
          </table:table-cell>
          <table:table-cell table:style-name="ce4" office:value-type="float" office:value="0.020027" calcext:value-type="float">
            <text:p>0.020027</text:p>
          </table:table-cell>
        </table:table-row>
        <table:table-row table:style-name="ro2">
          <table:table-cell/>
          <table:table-cell table:style-name="ce2" office:value-type="string" calcext:value-type="string">
            <text:p>Tread</text:p>
          </table:table-cell>
          <table:table-cell table:style-name="ce2" office:value-type="float" office:value="0.000148" calcext:value-type="float">
            <text:p>0.000148</text:p>
          </table:table-cell>
          <table:table-cell table:style-name="ce2" office:value-type="float" office:value="0.001919" calcext:value-type="float">
            <text:p>0.001919</text:p>
          </table:table-cell>
          <table:table-cell table:style-name="ce2" office:value-type="float" office:value="0.004911" calcext:value-type="float">
            <text:p>0.004911</text:p>
          </table:table-cell>
          <table:table-cell table:style-name="ce2" office:value-type="float" office:value="0.006713" calcext:value-type="float">
            <text:p>0.006713</text:p>
          </table:table-cell>
          <table:table-cell table:style-name="ce4" office:value-type="float" office:value="0.017409" calcext:value-type="float">
            <text:p>0.017409</text:p>
          </table:table-cell>
        </table:table-row>
        <table:table-row table:style-name="ro1" table:number-rows-repeated="27"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m_thr</text:p>
          </table:table-cell>
          <table:table-cell office:value-type="float" office:value="0.037354" calcext:value-type="float">
            <text:p>0.037354</text:p>
          </table:table-cell>
          <table:table-cell office:value-type="float" office:value="0.020781" calcext:value-type="float">
            <text:p>0.020781</text:p>
          </table:table-cell>
          <table:table-cell office:value-type="float" office:value="0.012323" calcext:value-type="float">
            <text:p>0.012323</text:p>
          </table:table-cell>
          <table:table-cell office:value-type="float" office:value="0.01055" calcext:value-type="float">
            <text:p>0.010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 style:data-style-name="N2" text:time-value="12:58:40.204909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00:04:32.359524696</meta:creation-date>
    <dc:date>2018-09-26T12:58:45.635024739</dc:date>
    <meta:editing-duration>PT1H11M23S</meta:editing-duration>
    <meta:editing-cycles>6</meta:editing-cycles>
    <meta:generator>LibreOffice/6.0.3.2$Linux_X86_64 LibreOffice_project/00m0$Build-2</meta:generator>
    <meta:document-statistic meta:table-count="1" meta:cell-count="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1cm" svg:y="0.315cm" chart:style-name="ch2">
          <text:p>process vs thread</text:p>
        </chart:title>
        <chart:legend chart:legend-position="end" svg:x="13.386cm" svg:y="4.031cm" style:legend-expansion="high" chart:style-name="ch3"/>
        <chart:plot-area chart:style-name="ch4" table:cell-range-address="Sheet1.C4:Sheet1.G6 Sheet1.B5:Sheet1.B6" chart:data-source-has-labels="both" svg:x="1.279cm" svg:y="1.196cm" svg:width="11.787cm" svg:height="6.695cm">
          <chartooo:coordinate-region svg:x="2.377cm" svg:y="1.356cm" svg:width="10.317cm" svg:height="5.967cm"/>
          <chart:axis chart:dimension="x" chart:name="primary-x" chart:style-name="ch5" chartooo:axis-type="auto">
            <chartooo:date-scale/>
            <chart:title svg:x="6.361cm" svg:y="8.071cm" chart:style-name="ch6">
              <text:p># of prc/thr</text:p>
            </chart:title>
            <chart:categories table:cell-range-address="Sheet1.C4:Sheet1.G4"/>
          </chart:axis>
          <chart:axis chart:dimension="y" chart:name="primary-y" chart:style-name="ch5">
            <chart:title svg:x="0.451cm" svg:y="5.368cm" chart:style-name="ch7">
              <text:p>time in sec</text:p>
            </chart:title>
            <chart:grid chart:style-name="ch8" chart:class="major"/>
          </chart:axis>
          <chart:series chart:style-name="ch9" chart:values-cell-range-address="Sheet1.C5:Sheet1.G5" chart:label-cell-address="Sheet1.B5:Sheet1.B5" chart:class="chart:line">
            <chart:data-point chart:repeated="5"/>
          </chart:series>
          <chart:series chart:style-name="ch10" chart:values-cell-range-address="Sheet1.C6:Sheet1.G6" chart:label-cell-address="Sheet1.B6:Sheet1.B6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C4:Sheet1.G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092">
                <text:p>8092</text:p>
              </table:table-cell>
            </table:table-row>
          </table:table-header-rows>
          <table:table-rows>
            <table:table-row>
              <table:table-cell office:value-type="string">
                <text:p>Process</text:p>
                <draw:g>
                  <svg:desc>Sheet1.B5:Sheet1.B5</svg:desc>
                </draw:g>
              </table:table-cell>
              <table:table-cell office:value-type="float" office:value="0.000264">
                <text:p>0.000264</text:p>
                <draw:g>
                  <svg:desc>Sheet1.C5:Sheet1.G5</svg:desc>
                </draw:g>
              </table:table-cell>
              <table:table-cell office:value-type="float" office:value="0.003357">
                <text:p>0.003357</text:p>
              </table:table-cell>
              <table:table-cell office:value-type="float" office:value="0.005939">
                <text:p>0.005939</text:p>
              </table:table-cell>
              <table:table-cell office:value-type="float" office:value="0.009182">
                <text:p>0.009182</text:p>
              </table:table-cell>
              <table:table-cell office:value-type="float" office:value="0.020027">
                <text:p>0.020027</text:p>
              </table:table-cell>
            </table:table-row>
            <table:table-row>
              <table:table-cell office:value-type="string">
                <text:p>Tread</text:p>
                <draw:g>
                  <svg:desc>Sheet1.B6:Sheet1.B6</svg:desc>
                </draw:g>
              </table:table-cell>
              <table:table-cell office:value-type="float" office:value="0.000148">
                <text:p>0.000148</text:p>
                <draw:g>
                  <svg:desc>Sheet1.C6:Sheet1.G6</svg:desc>
                </draw:g>
              </table:table-cell>
              <table:table-cell office:value-type="float" office:value="0.001919">
                <text:p>0.001919</text:p>
              </table:table-cell>
              <table:table-cell office:value-type="float" office:value="0.004911">
                <text:p>0.004911</text:p>
              </table:table-cell>
              <table:table-cell office:value-type="float" office:value="0.006713">
                <text:p>0.006713</text:p>
              </table:table-cell>
              <table:table-cell office:value-type="float" office:value="0.017409">
                <text:p>0.0174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05cm" svg:y="0.315cm" chart:style-name="ch2">
          <text:p>thread time</text:p>
        </chart:title>
        <chart:legend chart:legend-position="end" svg:x="13.492cm" svg:y="4.24cm" style:legend-expansion="high" chart:style-name="ch3"/>
        <chart:plot-area chart:style-name="ch4" table:cell-range-address="Sheet1.C34:Sheet1.F35 Sheet1.B35:Sheet1.B35" chart:data-source-has-labels="both" svg:x="1.279cm" svg:y="1.196cm" svg:width="11.893cm" svg:height="6.695cm">
          <chartooo:coordinate-region svg:x="2.377cm" svg:y="1.356cm" svg:width="10.701cm" svg:height="5.967cm"/>
          <chart:axis chart:dimension="x" chart:name="primary-x" chart:style-name="ch5" chartooo:axis-type="auto">
            <chartooo:date-scale/>
            <chart:title svg:x="6.321cm" svg:y="8.071cm" chart:style-name="ch6">
              <text:p># of threads</text:p>
            </chart:title>
            <chart:categories table:cell-range-address="Sheet1.C34:Sheet1.F34"/>
          </chart:axis>
          <chart:axis chart:dimension="y" chart:name="primary-y" chart:style-name="ch5">
            <chart:title svg:x="0.451cm" svg:y="5.129cm" chart:style-name="ch7">
              <text:p>time (s)</text:p>
            </chart:title>
            <chart:grid chart:style-name="ch8" chart:class="major"/>
          </chart:axis>
          <chart:series chart:style-name="ch9" chart:values-cell-range-address="Sheet1.C35:Sheet1.F35" chart:label-cell-address="Sheet1.B35:Sheet1.B3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C34:Sheet1.F3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mm_thr</text:p>
                <draw:g>
                  <svg:desc>Sheet1.B35:Sheet1.B35</svg:desc>
                </draw:g>
              </table:table-cell>
              <table:table-cell office:value-type="float" office:value="0.037354">
                <text:p>0.037354</text:p>
                <draw:g>
                  <svg:desc>Sheet1.C35:Sheet1.F35</svg:desc>
                </draw:g>
              </table:table-cell>
              <table:table-cell office:value-type="float" office:value="0.020781">
                <text:p>0.020781</text:p>
              </table:table-cell>
              <table:table-cell office:value-type="float" office:value="0.012323">
                <text:p>0.012323</text:p>
              </table:table-cell>
              <table:table-cell office:value-type="float" office:value="0.01055">
                <text:p>0.010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